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RION ASCARZA YERLID PAM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96192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68974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RION ASCARZA YERLID PAM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96192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 689 74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96192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6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1780567</text:p>
          </table:table-cell>
          <table:table-cell table:style-name="Tabla2.D3" office:value-type="string">
            <text:p text:style-name="P23">3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35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